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justify" style:justify-single-word="false"/>
      <style:text-properties style:font-name="Georgia" officeooo:rsid="000a807e" officeooo:paragraph-rsid="000c05af"/>
    </style:style>
    <style:style style:name="P4" style:family="paragraph" style:parent-style-name="Title">
      <style:paragraph-properties fo:text-align="center" style:justify-single-word="false"/>
      <style:text-properties style:font-name="Georgia" officeooo:rsid="000a807e" officeooo:paragraph-rsid="000a807e"/>
    </style:style>
    <style:style style:name="T1" style:family="text">
      <style:text-properties officeooo:rsid="000c05af"/>
    </style:style>
    <style:style style:name="T2" style:family="text">
      <style:text-properties fo:font-style="italic" officeooo:rsid="000c05af" style:font-style-asian="italic" style:font-style-complex="italic"/>
    </style:style>
    <style:style style:name="T3" style:family="text">
      <style:text-properties fo:font-style="normal" officeooo:rsid="000c05af" style:font-style-asian="normal" style:font-style-complex="normal"/>
    </style:style>
    <style:style style:name="T4" style:family="text">
      <style:text-properties fo:font-style="normal" officeooo:rsid="000e28f5" style:font-style-asian="normal" style:font-style-complex="normal"/>
    </style:style>
    <style:style style:name="T5" style:family="text">
      <style:text-properties fo:font-style="normal" officeooo:rsid="000ea80f" style:font-style-asian="normal" style:font-style-complex="normal"/>
    </style:style>
    <style:style style:name="T6" style:family="text">
      <style:text-properties officeooo:rsid="000c8d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hing Makes Sense<text:line-break/>Not Even You</text:p>
      <text:p text:style-name="P3"><text:s text:c="5"/>There was a time in life when everything made sense, but now that the war has happened nothing makes any sense at all. I should backtrack <text:span text:style-name="T1">and explain what happened.</text:span></text:p>
      <text:p text:style-name="P3"><text:span text:style-name="T1"><text:s text:c="5"/>You see back in the day, there was an issue when aliens came down to the planet and wanted a place to rest. Can you imagine what was going on back then? All the world leaders got together and decided against the alien invasion. They told them to go packing. Well you can imagine how </text:span><text:span text:style-name="T6">well</text:span><text:span text:style-name="T1"> </text:span><text:span text:style-name="T2">that</text:span><text:span text:style-name="T3"> went over!</text:span></text:p>
      <text:p text:style-name="P3"><text:span text:style-name="T3"><text:s text:c="5"/></text:span><text:span text:style-name="T4">Enter Fred. Fred was an unusual guy without a care in the world. You see Fred, like many others, didn’t feel the need to kick the aliens out of our home. They were just looking for a place to crash. Fred was more than willing to open his house up to the aliens. </text:span><text:span text:style-name="T5">He had a couch after all, it was pretty nice and snugl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1</text:page-number><text:s/>of <text:page-count>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22:19:53.519000000</dc:date>
    <meta:editing-duration>PT20M3S</meta:editing-duration>
    <meta:editing-cycles>14</meta:editing-cycles>
    <meta:generator>LibreOffice/7.6.2.1$Windows_X86_64 LibreOffice_project/56f7684011345957bbf33a7ee678afaf4d2ba333</meta:generator>
    <meta:print-date>2023-11-18T19:55:35.459000000</meta:print-date>
    <meta:printed-by>PDF files</meta:printed-by>
    <meta:document-statistic meta:table-count="0" meta:image-count="0" meta:object-count="0" meta:page-count="1" meta:paragraph-count="6" meta:word-count="167" meta:character-count="874" meta:non-whitespace-character-count="698"/>
  </office:meta>
</office:document-meta>
</file>